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3.3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57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24.8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Ubuntu Titling Rg'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4d1" fo:font-family="'Ubuntu Titling Rg'" style:font-pitch="variable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center"/>
    </style:style>
    <style:style style:name="P6" style:family="paragraph">
      <style:paragraph-properties fo:line-height="200%" fo:text-align="center"/>
      <style:text-properties fo:font-family="'Ubuntu Titling Rg'" style:font-pitch="variable"/>
    </style:style>
    <style:style style:name="P7" style:family="paragraph">
      <style:paragraph-properties fo:text-align="center"/>
      <style:text-properties fo:font-family="'Ubuntu Titling Rg'" style:font-pitch="variable" fo:font-size="44pt" style:font-size-asian="44pt" style:font-size-complex="44pt"/>
    </style:style>
    <style:style style:name="P8" style:family="paragraph">
      <style:text-properties fo:font-family="'Ubuntu Titling Rg'" style:font-pitch="variable" fo:font-size="54pt" style:font-size-asian="54pt" style:font-size-complex="54pt"/>
    </style:style>
    <style:style style:name="P9" style:family="paragraph">
      <style:paragraph-properties fo:text-align="center"/>
      <style:text-properties fo:font-family="'Ubuntu Titling Rg'" style:font-pitch="variable"/>
    </style:style>
    <style:style style:name="P10" style:family="paragraph">
      <style:text-properties fo:font-size="20pt"/>
    </style:style>
    <style:style style:name="T1" style:family="text">
      <style:text-properties fo:font-family="'Ubuntu Titling Rg'" style:font-pitch="variable"/>
    </style:style>
    <style:style style:name="T2" style:family="text">
      <style:text-properties fo:font-family="'Ubuntu Titling Rg'" style:font-pitch="variable" fo:font-size="15pt" style:font-size-asian="15pt" style:font-size-complex="15pt"/>
    </style:style>
    <style:style style:name="T3" style:family="text">
      <style:text-properties fo:font-family="'Ubuntu Titling Rg'" style:font-pitch="variable" fo:font-size="15pt" fo:language="de" fo:country="DE" style:font-size-asian="15pt" style:font-size-complex="15pt"/>
    </style:style>
    <style:style style:name="T4" style:family="text">
      <style:text-properties fo:font-family="'Ubuntu Titling Rg'" style:font-pitch="variable" fo:font-size="24pt" style:font-size-asian="24pt" style:font-size-complex="24pt"/>
    </style:style>
    <style:style style:name="T5" style:family="text">
      <style:text-properties fo:color="#0084d1" fo:font-family="'Ubuntu Titling Rg'" style:font-pitch="variable"/>
    </style:style>
    <style:style style:name="T6" style:family="text">
      <style:text-properties fo:color="#ff2d2d" fo:font-family="'Ubuntu Titling Rg'" style:font-pitch="variable"/>
    </style:style>
    <style:style style:name="T7" style:family="text">
      <style:text-properties fo:color="#ff950e" fo:font-family="'Ubuntu Titling Rg'" style:font-pitch="variable"/>
    </style:style>
    <style:style style:name="T8" style:family="text">
      <style:text-properties fo:color="#a5de50" fo:font-family="'Ubuntu Titling Rg'" style:font-pitch="variable"/>
    </style:style>
    <style:style style:name="T9" style:family="text">
      <style:text-properties fo:color="#f8941d" fo:font-size="154.699996948242pt" style:font-size-asian="154.699996948242pt" style:font-size-complex="154.69999694824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Ubuntu Titling Rg'" style:font-pitch="variable" fo:font-size="44pt" style:font-size-asian="44pt" style:font-size-complex="44pt"/>
    </style:style>
    <style:style style:name="T12" style:family="text">
      <style:text-properties fo:font-family="'Ubuntu Titling Rg'" style:font-pitch="variable" fo:font-size="54pt" style:font-size-asian="54pt" style:font-size-complex="54pt"/>
    </style:style>
    <style:style style:name="T13" style:family="text">
      <style:text-properties fo:color="#a5de50" fo:font-family="'Ubuntu Titling Rg'" style:font-pitch="variable" fo:font-size="54pt" style:font-size-asian="54pt" style:font-size-complex="54pt"/>
    </style:style>
    <style:style style:name="T14" style:family="text">
      <style:text-properties fo:color="#ff2d2d" fo:font-family="'Ubuntu Titling Rg'" style:font-pitch="variable" fo:font-size="54pt" style:font-size-asian="54pt" style:font-size-complex="54pt"/>
    </style:style>
    <style:style style:name="T15" style:family="text">
      <style:text-properties fo:color="#fff530" fo:font-family="'Ubuntu Titling Rg'" style:font-pitch="variable" fo:font-size="54pt" style:font-size-asian="54pt" style:font-size-complex="5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f530" fo:font-family="'Ubuntu Titling Rg'" style:font-pitch="variable"/>
    </style:style>
    <style:style style:name="T18" style:family="text">
      <style:text-properties fo:color="#f8941d" fo:font-family="'Ubuntu Titling Rg'" style:font-pitch="variable"/>
    </style:style>
    <style:style style:name="T19" style:family="text">
      <style:text-properties fo:color="#a5de50" fo:font-family="'Ubuntu Titling Rg'" style:font-pitch="variable" fo:font-size="60pt" style:font-size-asian="60pt" style:font-size-complex="60pt"/>
    </style:style>
    <style:style style:name="T20" style:family="text">
      <style:text-properties fo:color="#a5de50" fo:font-family="'Ubuntu Titling Rg'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8.382cm" svg:x="1.4cm" svg:y="3.556cm" presentation:class="title" presentation:user-transformed="true">
          <draw:text-box>
            <text:p><text:span text:style-name="T1">Ruby on Rails</text:span><text:span text:style-name="T1"><text:line-break/></text:span><text:span text:style-name="T2">-</text:span><text:span text:style-name="T1"> </text:span><text:span text:style-name="T2">eine kleine Web </text:span><text:span text:style-name="T3">Einführung</text:span><text:span text:style-name="T4"> </text:span><text:span text:style-name="T2">-</text:span></text:p>
          </draw:text-box>
        </draw:frame>
        <draw:frame draw:style-name="gr1" draw:text-style-name="P3" draw:layer="layout" svg:width="25.654cm" svg:height="3.115cm" svg:x="1.27cm" svg:y="17.193cm">
          <draw:text-box>
            <text:p text:style-name="P2"><text:span text:style-name="T5">Von und mit Michael Lazarski</text:span></text:p>
            <text:p text:style-name="P2"><text:span text:style-name="T5"/></text:p>
            <text:p text:style-name="P2"><text:span text:style-name="T5">Github: lampe</text:span></text:p>
            <text:p text:style-name="P2"><text:span text:style-name="T5">Twitter: @lampeskriti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1">Index</text:span></text:p>
          </draw:text-box>
        </draw:frame>
        <draw:frame presentation:style-name="pr4" draw:text-style-name="P6" draw:layer="layout" svg:width="25.191cm" svg:height="13.863cm" svg:x="1.399cm" svg:y="5.815cm" presentation:class="outline" presentation:user-transformed="true">
          <draw:text-box>
            <text:p text:style-name="P4"><text:span text:style-name="T6"><text:s text:c="10"/></text:span><text:span text:style-name="T6">Stufe 1: </text:span></text:p>
            <text:p text:style-name="P5"><text:span text:style-name="T6">Ruby oder wie ich Programmieren lieben lernte</text:span></text:p>
            <text:p text:style-name="P5"><text:span text:style-name="T7">Stufe 2: </text:span></text:p>
            <text:p text:style-name="P5"><text:span text:style-name="T7">HTTP/MVC und weitere unWichtige Grundlagen</text:span></text:p>
            <text:p text:style-name="P5"><text:span text:style-name="T7"><text:s text:c="81"/></text:span><text:span text:style-name="T8">Stufe 3: </text:span></text:p>
            <text:p text:style-name="P5"><text:span text:style-name="T8">Rails und wieso wir jetzt auf einmal über Züge rede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presentation:style-name="pr4" draw:text-style-name="P2" draw:layer="layout" svg:width="25.191cm" svg:height="13.863cm" svg:x="1.399cm" svg:y="5.915cm" presentation:class="outline" presentation:user-transformed="true">
          <draw:text-box>
            <text:p text:style-name="P2"><text:span text:style-name="T9">Ruby makes me Smile! =)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- Amy Ho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draw:style-name="gr3" draw:text-style-name="P1" draw:layer="layout" svg:width="13.769cm" svg:height="0.967cm" svg:x="11.631cm" svg:y="18.85cm">
          <draw:text-box>
            <text:p><text:span text:style-name="T1">- Yukihiro Matsumoto (Matz), creator of Ruby</text:span></text:p>
          </draw:text-box>
        </draw:frame>
        <draw:frame draw:style-name="gr4" draw:text-style-name="P7" draw:layer="layout" svg:width="25.146cm" svg:height="13.716cm" svg:x="1.27cm" svg:y="4.826cm">
          <draw:text-box>
            <text:p text:style-name="P2"><text:span text:style-name="T11">I wanted to minimize my frustration during programming, so I want to minimize my effort in programming. That was my primary goal in designing Ruby. I want to have fun in programming myself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draw:style-name="gr5" draw:text-style-name="P8" draw:layer="layout" svg:width="25.373cm" svg:height="8.819cm" svg:x="1.297cm" svg:y="8.788cm">
          <draw:text-box>
            <text:p><text:span text:style-name="T12"><text:tab/></text:span><text:span text:style-name="T12"> <text:s text:c="4"/></text:span><text:span text:style-name="T13">I</text:span><text:span text:style-name="T12"> <text:s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4">R</text:span><text:span text:style-name="T12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5">B</text:span></text:p>
            <text:p><text:span text:style-name="T13">Interactive</text:span><text:span text:style-name="T14">Ruby</text:span><text:span text:style-name="T15">Interpreter?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hell ??????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 ?????????</text:span></text:p>
          </draw:text-box>
        </draw:frame>
        <draw:frame draw:style-name="gr6" draw:layer="layout" svg:width="24.488cm" svg:height="1.83cm" svg:x="1.751cm" svg:y="18.458cm">
          <draw:text-box>
            <text:p><text:span text:style-name="T16">irb is the REPL(read-eval&amp;print loop) environment for Ruby programs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>
            <draw:text-box>
              <text:p>Programming is BOTH Science and ART !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uby</text:p>
          </draw:text-box>
        </draw:frame>
        <draw:frame presentation:style-name="pr4" draw:text-style-name="P9" draw:layer="layout" svg:width="25.191cm" svg:height="13.863cm" svg:x="1.399cm" svg:y="4.915cm" presentation:class="outline" presentation:user-transformed="true">
          <draw:text-box>
            <text:p text:style-name="P2"><text:span text:style-name="T6">Es Quckt wie eine Ente</text:span></text:p>
            <text:p text:style-name="P2"><text:span text:style-name="T17">Es Watschelt wie eine Ente</text:span></text:p>
            <text:p text:style-name="P2"><text:span text:style-name="T18">Es Sieht aus wie eine Ente</text:span></text:p>
            <text:p text:style-name="P2"><text:span text:style-name="T1"/></text:p>
            <text:p text:style-name="P2"><text:span text:style-name="T19">WAS IST ES?</text:span></text:p>
            <text:p text:style-name="P2"><text:span text:style-name="T20">Das und MEHR erfahrt ihr in meinem Kurs =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a5de50" draw:fill-gradient-name="Gradient_20_7" draw:fill-hatch-name="Hatching_20_1" draw:fill-image-name="Bitmape_20_1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19eb5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000000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'Ubuntu Titling Rg'" style:font-pitch="variable" fo:font-size="32pt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Ubuntu Titling Rg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Ubuntu Titling Rg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Ubuntu Titling Rg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Ubuntu Titling Rg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2d2d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Ubuntu Titling Rg'" style:font-pitch="variable" fo:font-size="44pt" fo:language="de" fo:country="DE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4T23:07:30</meta:creation-date>
    <meta:editing-duration>PT11H37M18S</meta:editing-duration>
    <meta:editing-cycles>24</meta:editing-cycles>
    <dc:date>2012-07-26T11:28:42</dc:date>
    <meta:generator>LibreOffice/3.4$Unix LibreOffice_project/340m1$Build-602</meta:generator>
    <meta:document-statistic meta:object-count="47"/>
  </office:meta>
</office:document-meta>
</file>